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0548"/>
    </style:style>
    <style:style style:name="P2" style:family="paragraph" style:parent-style-name="Standard">
      <style:text-properties officeooo:paragraph-rsid="0009d7b3"/>
    </style:style>
    <style:style style:name="P3" style:family="paragraph" style:parent-style-name="Standard">
      <style:text-properties officeooo:paragraph-rsid="000ab3e4"/>
    </style:style>
    <style:style style:name="P4" style:family="paragraph" style:parent-style-name="Standard">
      <style:text-properties officeooo:paragraph-rsid="000b73cf"/>
    </style:style>
    <style:style style:name="P5" style:family="paragraph" style:parent-style-name="Standard">
      <style:text-properties officeooo:paragraph-rsid="000d66be"/>
    </style:style>
    <style:style style:name="P6" style:family="paragraph" style:parent-style-name="Standard">
      <style:text-properties officeooo:paragraph-rsid="000b73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apt -y install <text:s/>ros-noetic-joy</text:p>
      <text:p text:style-name="Standard"/>
      <text:p text:style-name="Standard">sudo apt -y install <text:s/>ros-noetic-move-base</text:p>
      <text:p text:style-name="Standard"/>
      <text:p text:style-name="Standard">sudo apt -y install ros-noetic-map-server</text:p>
      <text:p text:style-name="Standard"/>
      <text:p text:style-name="Standard">sudo apt -y install ros-noetic-amcl</text:p>
      <text:p text:style-name="Standard"/>
      <text:p text:style-name="Standard">sudo apt -y install ros-noetic-robot-localization</text:p>
      <text:p text:style-name="Standard"/>
      <text:p text:style-name="P1">sudo apt -y install ros-noetic-dwa-local-planner</text:p>
      <text:p text:style-name="P1"/>
      <text:p text:style-name="P1">sudo apt -y install ros-noetic-teb-local-planner</text:p>
      <text:p text:style-name="P1"/>
      <text:p text:style-name="P1">sudo apt -y install ros-noetic-rqt</text:p>
      <text:p text:style-name="P1"/>
      <text:p text:style-name="P1">sudo apt -y install ros-noetic-global-planner</text:p>
      <text:p text:style-name="P1"/>
      <text:p text:style-name="P2">sudo apt -y install ros-noetic-effort-controllers</text:p>
      <text:p text:style-name="P2"/>
      <text:p text:style-name="P2">sudo apt -y install ros-noetic-rosserial</text:p>
      <text:p text:style-name="P2"/>
      <text:p text:style-name="P3">sudo apt -y install ros-noetic-ros-control</text:p>
      <text:p text:style-name="P3"/>
      <text:p text:style-name="P4">sudo apt -y install ros-noetic-urg-node</text:p>
      <text:p text:style-name="P4"/>
      <text:p text:style-name="P4">sudo apt -y install ros-noetic-mrpt2</text:p>
      <text:p text:style-name="P4"/>
      <text:p text:style-name="P5">sudo apt -y install ros-noetic-navigation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12:35:05.707626009</meta:creation-date>
    <dc:date>2021-01-22T13:21:24.568999244</dc:date>
    <meta:editing-duration>PT13M46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75" meta:character-count="623" meta:non-whitespace-character-count="561"/>
  </office:meta>
</office:document-meta>
</file>